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…eh...?
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 here
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As I thought,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 get
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 when all
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wrote
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Ohh~!
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 the
same "Power of the Angels" was bestowed upon
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"Power
of the Angels"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Princ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There is something I want to know first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 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 power
is effective against the bandits, so the lot of you
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ーー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 bandit's
hideout, you should know the layout of its
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g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